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draw:auto-grow-height="true" fo:min-height="13.86cm"/>
    </style:style>
    <style:style style:name="pr8" style:family="presentation" style:parent-style-name="Default-subtitle">
      <style:graphic-properties draw:fill-color="#ffffff" fo:min-height="13.86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margin-top="0cm" fo:margin-bottom="0cm" fo:text-align="start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基于控制流分析的代码反抄袭系统</text:p>
            <text:p/>
            <text:p><text:span text:style-name="T1">马庆元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欢迎词</text:p>
            </draw:text-box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题目背景和需求</text:p>
          </draw:text-box>
        </draw:frame>
        <draw:frame presentation:style-name="pr4" draw:text-style-name="P1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"><text:s text:c="4"/>程序设计课程中实践类作业和考核越来越多</text:p>
                <text:p text:style-name="P1"/>
              </text:list-item>
              <text:list-item>
                <text:p text:style-name="P1"><text:s text:c="4"/>自动化评测（例如在线评测系统）越来越常用</text:p>
                <text:p text:style-name="P1"/>
              </text:list-item>
              <text:list-item>
                <text:p text:style-name="P1"><text:s text:c="4"/>学生抄袭的习惯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按条讲一下</text:p>
              <text:p/>
            </draw:text-box>
          </draw:frame>
        </presentation:notes>
      </draw:page>
      <draw:page draw:name="page3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设计目标</text:p>
          </draw:text-box>
        </draw:frame>
        <draw:frame presentation:style-name="pr4" draw:text-style-name="P1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2"><text:span text:style-name="T2"><text:s text:c="4"/></text:span><text:span text:style-name="T2">提供比文本匹配的反抄袭系统更强的侦测能力</text:span></text:p>
                <text:p text:style-name="P2"><text:span text:style-name="T2"/></text:p>
              </text:list-item>
              <text:list-item>
                <text:p text:style-name="P2"><text:span text:style-name="T2"><text:s text:c="4"/></text:span><text:span text:style-name="T2">提供易与上游系统结合的接口或协议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更强的侦测能力</text:p>
          </draw:text-box>
        </draw:frame>
        <draw:frame presentation:style-name="pr4" draw:text-style-name="P1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"><text:s text:c="4"/>传统的文本相似检查难以对抗基于源代码重构的攻击手段，例如大规模重命名，移动文本块，添加垃圾代码（花指令）等。</text:p>
                <text:p text:style-name="P1"/>
              </text:list-item>
              <text:list-item>
                <text:p text:style-name="P1"><text:s text:c="4"/>我的方案仅分析代码的执行逻辑，而不关心其文本表述，避免受到上述攻击的影响。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6" draw:layer="layout" svg:width="25.199cm" svg:height="3.506cm" svg:x="1.4cm" svg:y="0.837cm" presentation:class="title">
          <draw:text-box>
            <text:p>逻辑分析</text:p>
          </draw:text-box>
        </draw:frame>
        <draw:frame presentation:style-name="pr4" draw:text-style-name="P1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"><text:s text:c="4"/>控制流图描述了程序的“执行逻辑”</text:p>
                <text:p text:style-name="P1"/>
              </text:list-item>
              <text:list-item>
                <text:p text:style-name="P1"><text:s text:c="4"/>比对两个“执行逻辑”是否相同，可以比对两个程序的控制流图是否一致或类似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>
            <draw:text-box>
              <text:list text:style-name="L1">
                <text:list-item>
                  <text:p text:style-name="P1">在编译理论中，有一个很好的概念可以对我们所说的“执行逻辑”进行建模，这个概念就是“控制流图”，程序的控制流图描述了该程序在执行过程中所有可能的代码路径，也就是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控制流图比对</text:p>
          </draw:text-box>
        </draw:frame>
        <draw:frame presentation:style-name="pr4" draw:text-style-name="P1" draw:layer="layout" svg:width="25.199cm" svg:height="13.859cm" svg:x="1.4cm" svg:y="4.914cm" presentation:class="subtitle">
          <draw:text-box>
            <text:list text:style-name="L1">
              <text:list-item>
                <text:p text:style-name="P1"><text:s text:c="4"/>直接尝试匹配控制流图，是个NPC问题，而且抄袭程序间很难达到精确匹配</text:p>
                <text:p text:style-name="P1"/>
              </text:list-item>
              <text:list-item>
                <text:p text:style-name="P1"><text:s text:c="4"/>因此就要找一个近似算法，既能有效匹配，又可以跑得快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6" draw:layer="layout" svg:width="25.199cm" svg:height="3.506cm" svg:x="1.4cm" svg:y="0.837cm" presentation:class="title">
          <draw:text-box>
            <text:p>近似算法</text:p>
          </draw:text-box>
        </draw:frame>
        <draw:frame presentation:style-name="pr4" draw:text-style-name="P1" draw:layer="layout" svg:width="25.199cm" svg:height="13.859cm" svg:x="1.4cm" svg:y="4.914cm" presentation:class="subtitle">
          <draw:text-box>
            <text:list text:style-name="L1">
              <text:list-item>
                <text:p text:style-name="P1"><text:s text:c="4"/>节点的信息很重要！</text:p>
                <text:p text:style-name="P1"/>
              </text:list-item>
              <text:list-item>
                <text:p text:style-name="P1"><text:s text:c="4"/>计算资源限制，可以先标量化节点信息，然后在标量值集合上进行匹配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>
            <draw:text-box>
              <text:list text:style-name="L1">
                <text:list-item>
                  <text:p text:style-name="P1">在匹配的目标是节点-节点对应，因而节点的信息很重要。</text:p>
                  <text:p text:style-name="P1"/>
                </text:list-item>
                <text:list-item>
                  <text:p text:style-name="P1">于是我们只要根据计算资源，量化有限的节点信息，然后直接匹配这些信息即可，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标量化方案</text:p>
          </draw:text-box>
        </draw:frame>
        <draw:frame presentation:style-name="pr4" draw:text-style-name="P1" draw:layer="layout" svg:width="25.199cm" svg:height="13.859cm" svg:x="1.4cm" svg:y="4.914cm" presentation:class="subtitle">
          <draw:text-box>
            <text:list text:style-name="L1">
              <text:list-item>
                <text:p text:style-name="P1"><text:s text:c="4"/>高分辨率，要包含最精简但是尽量全面的信息</text:p>
                <text:p text:style-name="P1"/>
              </text:list-item>
              <text:list-item>
                <text:p text:style-name="P1"><text:s text:c="4"/>鲁棒性，稍有差异的节点量化值也尽可能相近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6" draw:layer="layout" svg:width="25.199cm" svg:height="3.506cm" svg:x="1.4cm" svg:y="0.837cm" presentation:class="title">
          <draw:text-box>
            <text:p>标量化方案-算法实现</text:p>
          </draw:text-box>
        </draw:frame>
        <draw:frame presentation:style-name="pr4" draw:text-style-name="P1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"><text:s text:c="4"/>均以衡量出边的执行覆盖率信息为准</text:p>
                <text:p text:style-name="P1"/>
              </text:list-item>
              <text:list-item>
                <text:p text:style-name="P1"><text:s text:c="3"/>“快速”算法只考虑本节点上的出边</text:p>
                <text:p text:style-name="P1"/>
              </text:list-item>
              <text:list-item>
                <text:p text:style-name="P1"><text:s text:c="3"/>“精准”算法还考虑上游1级节点的出边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6" draw:layer="layout" svg:width="25.199cm" svg:height="3.506cm" svg:x="1.4cm" svg:y="0.837cm" presentation:class="title">
          <draw:text-box>
            <text:p>匹配方案</text:p>
          </draw:text-box>
        </draw:frame>
        <draw:frame presentation:style-name="pr7" draw:text-style-name="P4" draw:layer="layout" svg:width="25.199cm" svg:height="13.86cm" svg:x="1.4cm" svg:y="4.914cm" presentation:class="subtitle">
          <draw:text-box>
            <text:list text:style-name="L1">
              <text:list-item>
                <text:p text:style-name="P3"><text:s text:c="4"/>先根据量化值计算相似矩阵</text:p>
                <text:p text:style-name="P3"/>
              </text:list-item>
              <text:list-item>
                <text:p text:style-name="P3"><text:s text:c="4"/>然后运行匹配算法</text:p>
                <text:p text:style-name="P3"><text:s text:c="4"/></text:p>
                <text:p text:style-name="P3"><text:s text:c="10"/>动态规划，类似最长公共子序列</text:p>
                <text:p text:style-name="P3"/>
                <text:p text:style-name="P3"><text:s text:c="10"/>二分图匹配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系统设计-输入输出</text:p>
          </draw:text-box>
        </draw:frame>
        <draw:frame presentation:style-name="pr8" draw:text-style-name="P1" draw:layer="layout" svg:width="25.199cm" svg:height="13.86cm" svg:x="1.4cm" svg:y="4.914cm" presentation:class="subtitle">
          <draw:text-box>
            <text:list text:style-name="L1">
              <text:list-item>
                <text:p text:style-name="P1"><text:s text:c="4"/>支持多个数据源，满足多样化需求</text:p>
                <text:p text:style-name="P1"/>
              </text:list-item>
              <text:list-item>
                <text:p text:style-name="P1"><text:s text:c="4"/>输出简单文本报告，易于机器分析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6" draw:layer="layout" svg:width="25.199cm" svg:height="3.506cm" svg:x="1.4cm" svg:y="0.837cm" presentation:class="title">
          <draw:text-box>
            <text:p>系统设计-中间过程</text:p>
          </draw:text-box>
        </draw:frame>
        <draw:frame presentation:style-name="pr8" draw:text-style-name="P1" draw:layer="layout" svg:width="25.199cm" svg:height="13.86cm" svg:x="1.4cm" svg:y="4.914cm" presentation:class="subtitle">
          <draw:text-box>
            <text:list text:style-name="L1">
              <text:list-item>
                <text:p text:style-name="P1"><text:s text:c="4"/>先将不同形式的输入打包为统一格式</text:p>
                <text:p text:style-name="P1"/>
              </text:list-item>
              <text:list-item>
                <text:p text:style-name="P1"><text:s text:c="4"/>执行数据包中的代码集合，获取控制流图</text:p>
                <text:p text:style-name="P1"/>
              </text:list-item>
              <text:list-item>
                <text:p text:style-name="P1"><text:s text:c="4"/>进行控制流图间的匹配，给出报告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presentation:style-name="pr6" draw:layer="layout" svg:width="25.199cm" svg:height="3.506cm" svg:x="1.4cm" svg:y="0.837cm" presentation:class="title">
          <draw:text-box>
            <text:p>测试</text:p>
          </draw:text-box>
        </draw:frame>
        <draw:frame presentation:style-name="pr8" draw:text-style-name="P1" draw:layer="layout" svg:width="25.199cm" svg:height="13.86cm" svg:x="1.4cm" svg:y="4.914cm" presentation:class="subtitle" presentation:user-transformed="true">
          <draw:text-box>
            <text:list text:style-name="L1">
              <text:list-item>
                <text:p text:style-name="P1"><text:s text:c="4"/>BOJ 1791的所有提交信息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apland </meta:initial-creator>
    <meta:creation-date>2012-06-10T02:56:04</meta:creation-date>
    <meta:editing-duration>PT7H33M40S</meta:editing-duration>
    <meta:editing-cycles>9</meta:editing-cycles>
    <dc:date>2012-06-11T11:20:57</dc:date>
    <dc:creator>grapland </dc:creator>
    <meta:generator>LibreOffice/3.4$Unix LibreOffice_project/340m1$Build-502</meta:generator>
    <meta:document-statistic meta:object-count="72"/>
  </office:meta>
</office:document-meta>
</file>